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500000200304BDF6C1972DC27.png" manifest:media-type="image/png"/>
  <manifest:file-entry manifest:full-path="Pictures/100EFF6E00005832000034EBE87F8AC4C630613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3465a4" draw:fill="solid" draw:fill-color="#ef413d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MU Serif" fo:font-size="44pt" style:font-size-asian="44pt" style:font-size-complex="44pt"/>
    </style:style>
    <style:style style:name="P3" style:family="paragraph">
      <loext:graphic-properties draw:fill="solid" draw:fill-color="#ef413d"/>
      <style:paragraph-properties fo:text-align="center"/>
    </style:style>
    <style:style style:name="T1" style:family="text">
      <style:text-properties style:font-name="CMU Serif" fo:font-size="44pt" style:font-size-asian="44pt" style:font-size-complex="44pt"/>
    </style:style>
    <style:style style:name="T2" style:family="text">
      <style:text-properties fo:color="#ffffff" style:font-name="CMU Seri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68cm" svg:height="12.701cm" draw:transform="rotate (0.139277274309148) translate (-0.139cm 6.022cm)">
          <draw:image xlink:href="Pictures/100EFF6E00005832000034EBE87F8AC4C630613F.svg" xlink:type="simple" xlink:show="embed" xlink:actuate="onLoad">
            <text:p/>
          </draw:image>
          <draw:image xlink:href="Pictures/100002010000035500000200304BDF6C1972DC27.png" xlink:type="simple" xlink:show="embed" xlink:actuate="onLoad"/>
        </draw:frame>
        <draw:frame draw:style-name="gr2" draw:text-style-name="P2" draw:layer="layout" svg:width="10.171cm" svg:height="2.283cm" svg:x="1.4cm" svg:y="9.9cm">
          <draw:text-box>
            <text:p><text:span text:style-name="T1">Peaks</text:span><text:span text:style-name="T2">Fit 1.0.0</text:span></text:p>
          </draw:text-box>
        </draw:frame>
        <draw:custom-shape draw:style-name="gr3" draw:text-style-name="P3" draw:layer="layout" svg:width="0.3cm" svg:height="0.2cm" svg:x="10.3cm" svg:y="1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8.1cm" svg:y="11.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1.7cm" svg:y="9.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0.301cm" svg:y="8.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4.101cm" svg:y="9.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6.102cm" svg:y="9.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2.103cm" svg:y="8.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1.404cm" svg:y="12.69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3.105cm" svg:y="11.19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9.206cm" svg:y="10.09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6.907cm" svg:y="8.79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cm" svg:height="0.2cm" svg:x="15.107cm" svg:y="10.89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6:38:34.947664247</meta:creation-date>
    <dc:date>2018-10-22T17:05:37.866060057</dc:date>
    <meta:editing-duration>PT16M52S</meta:editing-duration>
    <meta:editing-cycles>2</meta:editing-cycles>
    <meta:generator>LibreOffice/6.0.3.2$Linux_X86_64 LibreOffice_project/00m0$Build-2</meta:generator>
    <meta:document-statistic meta:object-count="14"/>
  </office:meta>
</office:document-meta>
</file>